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Litera_K_lewa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współczynnik</text:p>
          </table:table-cell>
          <table:table-cell office:value-type="float" office:value="2.5">
            <text:p>2,5</text:p>
          </table:table-cell>
          <table:table-cell table:number-columns-repeated="2"/>
        </table:table-row>
        <table:table-row table:style-name="ro1">
          <table:table-cell table:formula="of:=MAX([.A5:.A101])" office:value-type="float" office:value="68">
            <text:p>68</text:p>
          </table:table-cell>
          <table:table-cell table:formula="of:=MAX([.B5:.B101])" office:value-type="float" office:value="-10">
            <text:p>-10</text:p>
          </table:table-cell>
          <table:table-cell office:value-type="string">
            <text:p>← max|wys →</text:p>
          </table:table-cell>
          <table:table-cell table:formula="of:=([.B2]-[.B3])*25.4/1000" office:value-type="float" office:value="1.0668">
            <text:p>1,0668</text:p>
          </table:table-cell>
        </table:table-row>
        <table:table-row table:style-name="ro1">
          <table:table-cell table:formula="of:=MIN([.A5:.A100])" office:value-type="float" office:value="12">
            <text:p>12</text:p>
          </table:table-cell>
          <table:table-cell table:formula="of:=MIN([.B5:.B100])" office:value-type="float" office:value="-52">
            <text:p>-52</text:p>
          </table:table-cell>
          <table:table-cell office:value-type="string">
            <text:p>← mi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'</text:p>
          </table:table-cell>
          <table:table-cell office:value-type="string">
            <text:p>Y'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0">
            <text:p>-10</text:p>
          </table:table-cell>
          <table:table-cell table:formula="of:=ROUND([.A5]*[.$B$1];0)" office:value-type="float" office:value="58">
            <text:p>58</text:p>
          </table:table-cell>
          <table:table-cell table:formula="of:=ROUND([.B5]*[.$B$1];0)" office:value-type="float" office:value="-25">
            <text:p>-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0">
            <text:p>-10</text:p>
          </table:table-cell>
          <table:table-cell table:formula="of:=ROUND([.A6]*[.$B$1];0)" office:value-type="float" office:value="113">
            <text:p>113</text:p>
          </table:table-cell>
          <table:table-cell table:formula="of:=ROUND([.B6]*[.$B$1];0)" office:value-type="float" office:value="-25">
            <text:p>-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4">
            <text:p>-14</text:p>
          </table:table-cell>
          <table:table-cell table:formula="of:=ROUND([.A7]*[.$B$1];0)" office:value-type="float" office:value="113">
            <text:p>113</text:p>
          </table:table-cell>
          <table:table-cell table:formula="of:=ROUND([.B7]*[.$B$1];0)" office:value-type="float" office:value="-35">
            <text:p>-3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14">
            <text:p>-14</text:p>
          </table:table-cell>
          <table:table-cell table:formula="of:=ROUND([.A8]*[.$B$1];0)" office:value-type="float" office:value="100">
            <text:p>100</text:p>
          </table:table-cell>
          <table:table-cell table:formula="of:=ROUND([.B8]*[.$B$1];0)" office:value-type="float" office:value="-35">
            <text:p>-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28">
            <text:p>-28</text:p>
          </table:table-cell>
          <table:table-cell table:formula="of:=ROUND([.A9]*[.$B$1];0)" office:value-type="float" office:value="88">
            <text:p>88</text:p>
          </table:table-cell>
          <table:table-cell table:formula="of:=ROUND([.B9]*[.$B$1];0)" office:value-type="float" office:value="-70">
            <text:p>-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28">
            <text:p>-28</text:p>
          </table:table-cell>
          <table:table-cell table:formula="of:=ROUND([.A10]*[.$B$1];0)" office:value-type="float" office:value="100">
            <text:p>100</text:p>
          </table:table-cell>
          <table:table-cell table:formula="of:=ROUND([.B10]*[.$B$1];0)" office:value-type="float" office:value="-70">
            <text:p>-7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6">
            <text:p>-16</text:p>
          </table:table-cell>
          <table:table-cell table:formula="of:=ROUND([.A11]*[.$B$1];0)" office:value-type="float" office:value="135">
            <text:p>135</text:p>
          </table:table-cell>
          <table:table-cell table:formula="of:=ROUND([.B11]*[.$B$1];0)" office:value-type="float" office:value="-40">
            <text:p>-4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4">
            <text:p>-14</text:p>
          </table:table-cell>
          <table:table-cell table:formula="of:=ROUND([.A12]*[.$B$1];0)" office:value-type="float" office:value="135">
            <text:p>135</text:p>
          </table:table-cell>
          <table:table-cell table:formula="of:=ROUND([.B12]*[.$B$1];0)" office:value-type="float" office:value="-35">
            <text:p>-3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4">
            <text:p>-14</text:p>
          </table:table-cell>
          <table:table-cell table:formula="of:=ROUND([.A13]*[.$B$1];0)" office:value-type="float" office:value="123">
            <text:p>123</text:p>
          </table:table-cell>
          <table:table-cell table:formula="of:=ROUND([.B13]*[.$B$1];0)" office:value-type="float" office:value="-35">
            <text:p>-3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0">
            <text:p>-10</text:p>
          </table:table-cell>
          <table:table-cell table:formula="of:=ROUND([.A14]*[.$B$1];0)" office:value-type="float" office:value="123">
            <text:p>123</text:p>
          </table:table-cell>
          <table:table-cell table:formula="of:=ROUND([.B14]*[.$B$1];0)" office:value-type="float" office:value="-25">
            <text:p>-2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0">
            <text:p>-10</text:p>
          </table:table-cell>
          <table:table-cell table:formula="of:=ROUND([.A15]*[.$B$1];0)" office:value-type="float" office:value="170">
            <text:p>170</text:p>
          </table:table-cell>
          <table:table-cell table:formula="of:=ROUND([.B15]*[.$B$1];0)" office:value-type="float" office:value="-25">
            <text:p>-2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4">
            <text:p>-14</text:p>
          </table:table-cell>
          <table:table-cell table:formula="of:=ROUND([.A16]*[.$B$1];0)" office:value-type="float" office:value="170">
            <text:p>170</text:p>
          </table:table-cell>
          <table:table-cell table:formula="of:=ROUND([.B16]*[.$B$1];0)" office:value-type="float" office:value="-35">
            <text:p>-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4">
            <text:p>-14</text:p>
          </table:table-cell>
          <table:table-cell table:formula="of:=ROUND([.A17]*[.$B$1];0)" office:value-type="float" office:value="160">
            <text:p>160</text:p>
          </table:table-cell>
          <table:table-cell table:formula="of:=ROUND([.B17]*[.$B$1];0)" office:value-type="float" office:value="-35">
            <text:p>-3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29">
            <text:p>-29</text:p>
          </table:table-cell>
          <table:table-cell table:formula="of:=ROUND([.A18]*[.$B$1];0)" office:value-type="float" office:value="110">
            <text:p>110</text:p>
          </table:table-cell>
          <table:table-cell table:formula="of:=ROUND([.B18]*[.$B$1];0)" office:value-type="float" office:value="-73">
            <text:p>-7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2">
            <text:p>-32</text:p>
          </table:table-cell>
          <table:table-cell table:formula="of:=ROUND([.A19]*[.$B$1];0)" office:value-type="float" office:value="115">
            <text:p>115</text:p>
          </table:table-cell>
          <table:table-cell table:formula="of:=ROUND([.B19]*[.$B$1];0)" office:value-type="float" office:value="-80">
            <text:p>-8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49">
            <text:p>-49</text:p>
          </table:table-cell>
          <table:table-cell table:formula="of:=ROUND([.A20]*[.$B$1];0)" office:value-type="float" office:value="143">
            <text:p>143</text:p>
          </table:table-cell>
          <table:table-cell table:formula="of:=ROUND([.B20]*[.$B$1];0)" office:value-type="float" office:value="-123">
            <text:p>-12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49">
            <text:p>-49</text:p>
          </table:table-cell>
          <table:table-cell table:formula="of:=ROUND([.A21]*[.$B$1];0)" office:value-type="float" office:value="153">
            <text:p>153</text:p>
          </table:table-cell>
          <table:table-cell table:formula="of:=ROUND([.B21]*[.$B$1];0)" office:value-type="float" office:value="-123">
            <text:p>-12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52">
            <text:p>-52</text:p>
          </table:table-cell>
          <table:table-cell table:formula="of:=ROUND([.A22]*[.$B$1];0)" office:value-type="float" office:value="153">
            <text:p>153</text:p>
          </table:table-cell>
          <table:table-cell table:formula="of:=ROUND([.B22]*[.$B$1];0)" office:value-type="float" office:value="-130">
            <text:p>-13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52">
            <text:p>-52</text:p>
          </table:table-cell>
          <table:table-cell table:formula="of:=ROUND([.A23]*[.$B$1];0)" office:value-type="float" office:value="113">
            <text:p>113</text:p>
          </table:table-cell>
          <table:table-cell table:formula="of:=ROUND([.B23]*[.$B$1];0)" office:value-type="float" office:value="-130">
            <text:p>-13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50">
            <text:p>-50</text:p>
          </table:table-cell>
          <table:table-cell table:formula="of:=ROUND([.A24]*[.$B$1];0)" office:value-type="float" office:value="113">
            <text:p>113</text:p>
          </table:table-cell>
          <table:table-cell table:formula="of:=ROUND([.B24]*[.$B$1];0)" office:value-type="float" office:value="-125">
            <text:p>-1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34">
            <text:p>-34</text:p>
          </table:table-cell>
          <table:table-cell table:formula="of:=ROUND([.A25]*[.$B$1];0)" office:value-type="float" office:value="93">
            <text:p>93</text:p>
          </table:table-cell>
          <table:table-cell table:formula="of:=ROUND([.B25]*[.$B$1];0)" office:value-type="float" office:value="-85">
            <text:p>-8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4">
            <text:p>-34</text:p>
          </table:table-cell>
          <table:table-cell table:formula="of:=ROUND([.A26]*[.$B$1];0)" office:value-type="float" office:value="85">
            <text:p>85</text:p>
          </table:table-cell>
          <table:table-cell table:formula="of:=ROUND([.B26]*[.$B$1];0)" office:value-type="float" office:value="-85">
            <text:p>-8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48">
            <text:p>-48</text:p>
          </table:table-cell>
          <table:table-cell table:formula="of:=ROUND([.A27]*[.$B$1];0)" office:value-type="float" office:value="73">
            <text:p>73</text:p>
          </table:table-cell>
          <table:table-cell table:formula="of:=ROUND([.B27]*[.$B$1];0)" office:value-type="float" office:value="-120">
            <text:p>-12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49">
            <text:p>-49</text:p>
          </table:table-cell>
          <table:table-cell table:formula="of:=ROUND([.A28]*[.$B$1];0)" office:value-type="float" office:value="73">
            <text:p>73</text:p>
          </table:table-cell>
          <table:table-cell table:formula="of:=ROUND([.B28]*[.$B$1];0)" office:value-type="float" office:value="-123">
            <text:p>-1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49">
            <text:p>-49</text:p>
          </table:table-cell>
          <table:table-cell table:formula="of:=ROUND([.A29]*[.$B$1];0)" office:value-type="float" office:value="88">
            <text:p>88</text:p>
          </table:table-cell>
          <table:table-cell table:formula="of:=ROUND([.B29]*[.$B$1];0)" office:value-type="float" office:value="-123">
            <text:p>-1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52">
            <text:p>-52</text:p>
          </table:table-cell>
          <table:table-cell table:formula="of:=ROUND([.A30]*[.$B$1];0)" office:value-type="float" office:value="88">
            <text:p>88</text:p>
          </table:table-cell>
          <table:table-cell table:formula="of:=ROUND([.B30]*[.$B$1];0)" office:value-type="float" office:value="-130">
            <text:p>-1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52">
            <text:p>-52</text:p>
          </table:table-cell>
          <table:table-cell table:formula="of:=ROUND([.A31]*[.$B$1];0)" office:value-type="float" office:value="30">
            <text:p>30</text:p>
          </table:table-cell>
          <table:table-cell table:formula="of:=ROUND([.B31]*[.$B$1];0)" office:value-type="float" office:value="-130">
            <text:p>-1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9">
            <text:p>-49</text:p>
          </table:table-cell>
          <table:table-cell table:formula="of:=ROUND([.A32]*[.$B$1];0)" office:value-type="float" office:value="30">
            <text:p>30</text:p>
          </table:table-cell>
          <table:table-cell table:formula="of:=ROUND([.B32]*[.$B$1];0)" office:value-type="float" office:value="-123">
            <text:p>-1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9">
            <text:p>-49</text:p>
          </table:table-cell>
          <table:table-cell table:formula="of:=ROUND([.A33]*[.$B$1];0)" office:value-type="float" office:value="40">
            <text:p>40</text:p>
          </table:table-cell>
          <table:table-cell table:formula="of:=ROUND([.B33]*[.$B$1];0)" office:value-type="float" office:value="-123">
            <text:p>-12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6">
            <text:p>-16</text:p>
          </table:table-cell>
          <table:table-cell table:formula="of:=ROUND([.A34]*[.$B$1];0)" office:value-type="float" office:value="68">
            <text:p>68</text:p>
          </table:table-cell>
          <table:table-cell table:formula="of:=ROUND([.B34]*[.$B$1];0)" office:value-type="float" office:value="-40">
            <text:p>-4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4">
            <text:p>-14</text:p>
          </table:table-cell>
          <table:table-cell table:formula="of:=ROUND([.A35]*[.$B$1];0)" office:value-type="float" office:value="68">
            <text:p>68</text:p>
          </table:table-cell>
          <table:table-cell table:formula="of:=ROUND([.B35]*[.$B$1];0)" office:value-type="float" office:value="-35">
            <text:p>-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4">
            <text:p>-14</text:p>
          </table:table-cell>
          <table:table-cell table:formula="of:=ROUND([.A36]*[.$B$1];0)" office:value-type="float" office:value="58">
            <text:p>58</text:p>
          </table:table-cell>
          <table:table-cell table:formula="of:=ROUND([.B36]*[.$B$1];0)" office:value-type="float" office:value="-35">
            <text:p>-35</text:p>
          </table:table-cell>
        </table:table-row>
        <table:table-row table:style-name="ro1">
          <table:table-cell table:number-columns-repeated="2"/>
          <table:table-cell table:formula="of:=ROUND([.A37]*[.$B$1];0)" office:value-type="float" office:value="0">
            <text:p>0</text:p>
          </table:table-cell>
          <table:table-cell table:formula="of:=ROUND([.B37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8]*[.$B$1];0)" office:value-type="float" office:value="0">
            <text:p>0</text:p>
          </table:table-cell>
          <table:table-cell table:formula="of:=ROUND([.B38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9]*[.$B$1];0)" office:value-type="float" office:value="0">
            <text:p>0</text:p>
          </table:table-cell>
          <table:table-cell table:formula="of:=ROUND([.B39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0]*[.$B$1];0)" office:value-type="float" office:value="0">
            <text:p>0</text:p>
          </table:table-cell>
          <table:table-cell table:formula="of:=ROUND([.B40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1]*[.$B$1];0)" office:value-type="float" office:value="0">
            <text:p>0</text:p>
          </table:table-cell>
          <table:table-cell table:formula="of:=ROUND([.B41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2]*[.$B$1];0)" office:value-type="float" office:value="0">
            <text:p>0</text:p>
          </table:table-cell>
          <table:table-cell table:formula="of:=ROUND([.B42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3]*[.$B$1];0)" office:value-type="float" office:value="0">
            <text:p>0</text:p>
          </table:table-cell>
          <table:table-cell table:formula="of:=ROUND([.B43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4]*[.$B$1];0)" office:value-type="float" office:value="0">
            <text:p>0</text:p>
          </table:table-cell>
          <table:table-cell table:formula="of:=ROUND([.B44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5]*[.$B$1];0)" office:value-type="float" office:value="0">
            <text:p>0</text:p>
          </table:table-cell>
          <table:table-cell table:formula="of:=ROUND([.B45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6]*[.$B$1];0)" office:value-type="float" office:value="0">
            <text:p>0</text:p>
          </table:table-cell>
          <table:table-cell table:formula="of:=ROUND([.B46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7]*[.$B$1];0)" office:value-type="float" office:value="0">
            <text:p>0</text:p>
          </table:table-cell>
          <table:table-cell table:formula="of:=ROUND([.B47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8]*[.$B$1];0)" office:value-type="float" office:value="0">
            <text:p>0</text:p>
          </table:table-cell>
          <table:table-cell table:formula="of:=ROUND([.B48]*[.$B$1];0)" office:value-type="float" office:value="0">
            <text:p>0</text:p>
          </table:table-cell>
        </table:table-row>
      </table:table>
      <table:table table:name="Litera_mi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współczynnik</text:p>
          </table:table-cell>
          <table:table-cell office:value-type="float" office:value="2.5">
            <text:p>2,5</text:p>
          </table:table-cell>
          <table:table-cell table:number-columns-repeated="3"/>
        </table:table-row>
        <table:table-row table:style-name="ro1">
          <table:table-cell table:formula="of:=MAX([.A5:.A101])" office:value-type="float" office:value="110">
            <text:p>110</text:p>
          </table:table-cell>
          <table:table-cell table:formula="of:=MAX([.B5:.B101])" office:value-type="float" office:value="-23">
            <text:p>-23</text:p>
          </table:table-cell>
          <table:table-cell office:value-type="string">
            <text:p>← max|wys →</text:p>
          </table:table-cell>
          <table:table-cell table:formula="of:=([.B2]-[.B3])*25.4/1000" office:value-type="float" office:value="1.2954">
            <text:p>1,2954</text:p>
          </table:table-cell>
          <table:table-cell/>
        </table:table-row>
        <table:table-row table:style-name="ro1">
          <table:table-cell table:formula="of:=MIN([.A5:.A100])" office:value-type="float" office:value="60">
            <text:p>60</text:p>
          </table:table-cell>
          <table:table-cell table:formula="of:=MIN([.B5:.B100])" office:value-type="float" office:value="-74">
            <text:p>-74</text:p>
          </table:table-cell>
          <table:table-cell office:value-type="string">
            <text:p>← min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'</text:p>
          </table:table-cell>
          <table:table-cell office:value-type="string">
            <text:p>Y'</text:p>
          </table:table-cell>
          <table:table-cell office:value-type="string">
            <text:p>współczynnik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24">
            <text:p>-24</text:p>
          </table:table-cell>
          <table:table-cell table:formula="of:=ROUND([.A5]*[.$B$1];0)" office:value-type="float" office:value="203">
            <text:p>203</text:p>
          </table:table-cell>
          <table:table-cell table:formula="of:=ROUND([.B5]*[.$B$1];0)" office:value-type="float" office:value="-60">
            <text:p>-6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24">
            <text:p>-24</text:p>
          </table:table-cell>
          <table:table-cell table:formula="of:=ROUND([.A6]*[.$B$1];0)" office:value-type="float" office:value="223">
            <text:p>223</text:p>
          </table:table-cell>
          <table:table-cell table:formula="of:=ROUND([.B6]*[.$B$1];0)" office:value-type="float" office:value="-60">
            <text:p>-6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5">
            <text:p>-25</text:p>
          </table:table-cell>
          <table:table-cell table:formula="of:=ROUND([.A7]*[.$B$1];0)" office:value-type="float" office:value="225">
            <text:p>225</text:p>
          </table:table-cell>
          <table:table-cell table:formula="of:=ROUND([.B7]*[.$B$1];0)" office:value-type="float" office:value="-63">
            <text:p>-6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6">
            <text:p>-26</text:p>
          </table:table-cell>
          <table:table-cell table:formula="of:=ROUND([.A8]*[.$B$1];0)" office:value-type="float" office:value="225">
            <text:p>225</text:p>
          </table:table-cell>
          <table:table-cell table:formula="of:=ROUND([.B8]*[.$B$1];0)" office:value-type="float" office:value="-65">
            <text:p>-6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41">
            <text:p>-41</text:p>
          </table:table-cell>
          <table:table-cell table:formula="of:=ROUND([.A9]*[.$B$1];0)" office:value-type="float" office:value="208">
            <text:p>208</text:p>
          </table:table-cell>
          <table:table-cell table:formula="of:=ROUND([.B9]*[.$B$1];0)" office:value-type="float" office:value="-103">
            <text:p>-10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44">
            <text:p>-44</text:p>
          </table:table-cell>
          <table:table-cell table:formula="of:=ROUND([.A10]*[.$B$1];0)" office:value-type="float" office:value="208">
            <text:p>208</text:p>
          </table:table-cell>
          <table:table-cell table:formula="of:=ROUND([.B10]*[.$B$1];0)" office:value-type="float" office:value="-110">
            <text:p>-11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45">
            <text:p>-45</text:p>
          </table:table-cell>
          <table:table-cell table:formula="of:=ROUND([.A11]*[.$B$1];0)" office:value-type="float" office:value="210">
            <text:p>210</text:p>
          </table:table-cell>
          <table:table-cell table:formula="of:=ROUND([.B11]*[.$B$1];0)" office:value-type="float" office:value="-113">
            <text:p>-11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45">
            <text:p>-45</text:p>
          </table:table-cell>
          <table:table-cell table:formula="of:=ROUND([.A12]*[.$B$1];0)" office:value-type="float" office:value="215">
            <text:p>215</text:p>
          </table:table-cell>
          <table:table-cell table:formula="of:=ROUND([.B12]*[.$B$1];0)" office:value-type="float" office:value="-113">
            <text:p>-11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39">
            <text:p>-39</text:p>
          </table:table-cell>
          <table:table-cell table:formula="of:=ROUND([.A13]*[.$B$1];0)" office:value-type="float" office:value="233">
            <text:p>233</text:p>
          </table:table-cell>
          <table:table-cell table:formula="of:=ROUND([.B13]*[.$B$1];0)" office:value-type="float" office:value="-98">
            <text:p>-9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37">
            <text:p>-37</text:p>
          </table:table-cell>
          <table:table-cell table:formula="of:=ROUND([.A14]*[.$B$1];0)" office:value-type="float" office:value="238">
            <text:p>238</text:p>
          </table:table-cell>
          <table:table-cell table:formula="of:=ROUND([.B14]*[.$B$1];0)"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34">
            <text:p>-34</text:p>
          </table:table-cell>
          <table:table-cell table:formula="of:=ROUND([.A15]*[.$B$1];0)" office:value-type="float" office:value="243">
            <text:p>243</text:p>
          </table:table-cell>
          <table:table-cell table:formula="of:=ROUND([.B15]*[.$B$1];0)" office:value-type="float" office:value="-85">
            <text:p>-8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32">
            <text:p>-32</text:p>
          </table:table-cell>
          <table:table-cell table:formula="of:=ROUND([.A16]*[.$B$1];0)" office:value-type="float" office:value="245">
            <text:p>245</text:p>
          </table:table-cell>
          <table:table-cell table:formula="of:=ROUND([.B16]*[.$B$1];0)" office:value-type="float" office:value="-80">
            <text:p>-8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7">
            <text:p>-27</text:p>
          </table:table-cell>
          <table:table-cell table:formula="of:=ROUND([.A17]*[.$B$1];0)" office:value-type="float" office:value="250">
            <text:p>250</text:p>
          </table:table-cell>
          <table:table-cell table:formula="of:=ROUND([.B17]*[.$B$1];0)" office:value-type="float" office:value="-68">
            <text:p>-6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3">
            <text:p>-23</text:p>
          </table:table-cell>
          <table:table-cell table:formula="of:=ROUND([.A18]*[.$B$1];0)" office:value-type="float" office:value="253">
            <text:p>253</text:p>
          </table:table-cell>
          <table:table-cell table:formula="of:=ROUND([.B18]*[.$B$1];0)" office:value-type="float" office:value="-58">
            <text:p>-5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23">
            <text:p>-23</text:p>
          </table:table-cell>
          <table:table-cell table:formula="of:=ROUND([.A19]*[.$B$1];0)" office:value-type="float" office:value="273">
            <text:p>273</text:p>
          </table:table-cell>
          <table:table-cell table:formula="of:=ROUND([.B19]*[.$B$1];0)" office:value-type="float" office:value="-58">
            <text:p>-58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26">
            <text:p>-26</text:p>
          </table:table-cell>
          <table:table-cell table:formula="of:=ROUND([.A20]*[.$B$1];0)" office:value-type="float" office:value="270">
            <text:p>270</text:p>
          </table:table-cell>
          <table:table-cell table:formula="of:=ROUND([.B20]*[.$B$1];0)" office:value-type="float" office:value="-65">
            <text:p>-65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44">
            <text:p>-44</text:p>
          </table:table-cell>
          <table:table-cell table:formula="of:=ROUND([.A21]*[.$B$1];0)" office:value-type="float" office:value="255">
            <text:p>255</text:p>
          </table:table-cell>
          <table:table-cell table:formula="of:=ROUND([.B21]*[.$B$1];0)" office:value-type="float" office:value="-110">
            <text:p>-11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47">
            <text:p>-47</text:p>
          </table:table-cell>
          <table:table-cell table:formula="of:=ROUND([.A22]*[.$B$1];0)" office:value-type="float" office:value="255">
            <text:p>255</text:p>
          </table:table-cell>
          <table:table-cell table:formula="of:=ROUND([.B22]*[.$B$1];0)" office:value-type="float" office:value="-118">
            <text:p>-11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48">
            <text:p>-48</text:p>
          </table:table-cell>
          <table:table-cell table:formula="of:=ROUND([.A23]*[.$B$1];0)" office:value-type="float" office:value="258">
            <text:p>258</text:p>
          </table:table-cell>
          <table:table-cell table:formula="of:=ROUND([.B23]*[.$B$1];0)" office:value-type="float" office:value="-120">
            <text:p>-12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46">
            <text:p>-46</text:p>
          </table:table-cell>
          <table:table-cell table:formula="of:=ROUND([.A24]*[.$B$1];0)" office:value-type="float" office:value="263">
            <text:p>263</text:p>
          </table:table-cell>
          <table:table-cell table:formula="of:=ROUND([.B24]*[.$B$1];0)" office:value-type="float" office:value="-115">
            <text:p>-115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43">
            <text:p>-43</text:p>
          </table:table-cell>
          <table:table-cell table:formula="of:=ROUND([.A25]*[.$B$1];0)" office:value-type="float" office:value="270">
            <text:p>270</text:p>
          </table:table-cell>
          <table:table-cell table:formula="of:=ROUND([.B25]*[.$B$1];0)" office:value-type="float" office:value="-108">
            <text:p>-10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43">
            <text:p>-43</text:p>
          </table:table-cell>
          <table:table-cell table:formula="of:=ROUND([.A26]*[.$B$1];0)" office:value-type="float" office:value="275">
            <text:p>275</text:p>
          </table:table-cell>
          <table:table-cell table:formula="of:=ROUND([.B26]*[.$B$1];0)" office:value-type="float" office:value="-108">
            <text:p>-10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45">
            <text:p>-45</text:p>
          </table:table-cell>
          <table:table-cell table:formula="of:=ROUND([.A27]*[.$B$1];0)" office:value-type="float" office:value="275">
            <text:p>275</text:p>
          </table:table-cell>
          <table:table-cell table:formula="of:=ROUND([.B27]*[.$B$1];0)" office:value-type="float" office:value="-113">
            <text:p>-11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54">
            <text:p>-54</text:p>
          </table:table-cell>
          <table:table-cell table:formula="of:=ROUND([.A28]*[.$B$1];0)" office:value-type="float" office:value="253">
            <text:p>253</text:p>
          </table:table-cell>
          <table:table-cell table:formula="of:=ROUND([.B28]*[.$B$1];0)" office:value-type="float" office:value="-135">
            <text:p>-13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54">
            <text:p>-54</text:p>
          </table:table-cell>
          <table:table-cell table:formula="of:=ROUND([.A29]*[.$B$1];0)" office:value-type="float" office:value="243">
            <text:p>243</text:p>
          </table:table-cell>
          <table:table-cell table:formula="of:=ROUND([.B29]*[.$B$1];0)" office:value-type="float" office:value="-135">
            <text:p>-13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50">
            <text:p>-50</text:p>
          </table:table-cell>
          <table:table-cell table:formula="of:=ROUND([.A30]*[.$B$1];0)" office:value-type="float" office:value="233">
            <text:p>233</text:p>
          </table:table-cell>
          <table:table-cell table:formula="of:=ROUND([.B30]*[.$B$1];0)" office:value-type="float" office:value="-125">
            <text:p>-12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6">
            <text:p>-46</text:p>
          </table:table-cell>
          <table:table-cell table:formula="of:=ROUND([.A31]*[.$B$1];0)" office:value-type="float" office:value="233">
            <text:p>233</text:p>
          </table:table-cell>
          <table:table-cell table:formula="of:=ROUND([.B31]*[.$B$1];0)" office:value-type="float" office:value="-115">
            <text:p>-11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6">
            <text:p>-46</text:p>
          </table:table-cell>
          <table:table-cell table:formula="of:=ROUND([.A32]*[.$B$1];0)" office:value-type="float" office:value="225">
            <text:p>225</text:p>
          </table:table-cell>
          <table:table-cell table:formula="of:=ROUND([.B32]*[.$B$1];0)" office:value-type="float" office:value="-115">
            <text:p>-11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54">
            <text:p>-54</text:p>
          </table:table-cell>
          <table:table-cell table:formula="of:=ROUND([.A33]*[.$B$1];0)" office:value-type="float" office:value="200">
            <text:p>200</text:p>
          </table:table-cell>
          <table:table-cell table:formula="of:=ROUND([.B33]*[.$B$1];0)" office:value-type="float" office:value="-135">
            <text:p>-13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54">
            <text:p>-54</text:p>
          </table:table-cell>
          <table:table-cell table:formula="of:=ROUND([.A34]*[.$B$1];0)" office:value-type="float" office:value="188">
            <text:p>188</text:p>
          </table:table-cell>
          <table:table-cell table:formula="of:=ROUND([.B34]*[.$B$1];0)" office:value-type="float" office:value="-135">
            <text:p>-13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51">
            <text:p>-51</text:p>
          </table:table-cell>
          <table:table-cell table:formula="of:=ROUND([.A35]*[.$B$1];0)" office:value-type="float" office:value="183">
            <text:p>183</text:p>
          </table:table-cell>
          <table:table-cell table:formula="of:=ROUND([.B35]*[.$B$1];0)" office:value-type="float" office:value="-128">
            <text:p>-12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51">
            <text:p>-51</text:p>
          </table:table-cell>
          <table:table-cell table:formula="of:=ROUND([.A36]*[.$B$1];0)" office:value-type="float" office:value="180">
            <text:p>180</text:p>
          </table:table-cell>
          <table:table-cell table:formula="of:=ROUND([.B36]*[.$B$1];0)" office:value-type="float" office:value="-128">
            <text:p>-12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52">
            <text:p>-52</text:p>
          </table:table-cell>
          <table:table-cell table:formula="of:=ROUND([.A37]*[.$B$1];0)" office:value-type="float" office:value="175">
            <text:p>175</text:p>
          </table:table-cell>
          <table:table-cell table:formula="of:=ROUND([.B37]*[.$B$1];0)" office:value-type="float" office:value="-130">
            <text:p>-13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60">
            <text:p>-60</text:p>
          </table:table-cell>
          <table:table-cell table:formula="of:=ROUND([.A38]*[.$B$1];0)" office:value-type="float" office:value="168">
            <text:p>168</text:p>
          </table:table-cell>
          <table:table-cell table:formula="of:=ROUND([.B38]*[.$B$1];0)" office:value-type="float" office:value="-150">
            <text:p>-15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62">
            <text:p>-62</text:p>
          </table:table-cell>
          <table:table-cell table:formula="of:=ROUND([.A39]*[.$B$1];0)" office:value-type="float" office:value="168">
            <text:p>168</text:p>
          </table:table-cell>
          <table:table-cell table:formula="of:=ROUND([.B39]*[.$B$1];0)" office:value-type="float" office:value="-155">
            <text:p>-15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64">
            <text:p>-64</text:p>
          </table:table-cell>
          <table:table-cell table:formula="of:=ROUND([.A40]*[.$B$1];0)" office:value-type="float" office:value="175">
            <text:p>175</text:p>
          </table:table-cell>
          <table:table-cell table:formula="of:=ROUND([.B40]*[.$B$1];0)" office:value-type="float" office:value="-160">
            <text:p>-16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64">
            <text:p>-64</text:p>
          </table:table-cell>
          <table:table-cell table:formula="of:=ROUND([.A41]*[.$B$1];0)" office:value-type="float" office:value="265">
            <text:p>265</text:p>
          </table:table-cell>
          <table:table-cell table:formula="of:=ROUND([.B41]*[.$B$1];0)" office:value-type="float" office:value="-160">
            <text:p>-16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66">
            <text:p>-66</text:p>
          </table:table-cell>
          <table:table-cell table:formula="of:=ROUND([.A42]*[.$B$1];0)" office:value-type="float" office:value="268">
            <text:p>268</text:p>
          </table:table-cell>
          <table:table-cell table:formula="of:=ROUND([.B42]*[.$B$1];0)" office:value-type="float" office:value="-165">
            <text:p>-165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74">
            <text:p>-74</text:p>
          </table:table-cell>
          <table:table-cell table:formula="of:=ROUND([.A43]*[.$B$1];0)" office:value-type="float" office:value="258">
            <text:p>258</text:p>
          </table:table-cell>
          <table:table-cell table:formula="of:=ROUND([.B43]*[.$B$1];0)" office:value-type="float" office:value="-185">
            <text:p>-18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74">
            <text:p>-74</text:p>
          </table:table-cell>
          <table:table-cell table:formula="of:=ROUND([.A44]*[.$B$1];0)" office:value-type="float" office:value="165">
            <text:p>165</text:p>
          </table:table-cell>
          <table:table-cell table:formula="of:=ROUND([.B44]*[.$B$1];0)" office:value-type="float" office:value="-185">
            <text:p>-18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69">
            <text:p>-69</text:p>
          </table:table-cell>
          <table:table-cell table:formula="of:=ROUND([.A45]*[.$B$1];0)" office:value-type="float" office:value="150">
            <text:p>150</text:p>
          </table:table-cell>
          <table:table-cell table:formula="of:=ROUND([.B45]*[.$B$1];0)" office:value-type="float" office:value="-173">
            <text:p>-17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64">
            <text:p>-64</text:p>
          </table:table-cell>
          <table:table-cell table:formula="of:=ROUND([.A46]*[.$B$1];0)" office:value-type="float" office:value="150">
            <text:p>150</text:p>
          </table:table-cell>
          <table:table-cell table:formula="of:=ROUND([.B46]*[.$B$1];0)" office:value-type="float" office:value="-160">
            <text:p>-16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52">
            <text:p>-52</text:p>
          </table:table-cell>
          <table:table-cell table:formula="of:=ROUND([.A47]*[.$B$1];0)" office:value-type="float" office:value="165">
            <text:p>165</text:p>
          </table:table-cell>
          <table:table-cell table:formula="of:=ROUND([.B47]*[.$B$1];0)" office:value-type="float" office:value="-130">
            <text:p>-13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40">
            <text:p>-40</text:p>
          </table:table-cell>
          <table:table-cell table:formula="of:=ROUND([.A48]*[.$B$1];0)" office:value-type="float" office:value="185">
            <text:p>185</text:p>
          </table:table-cell>
          <table:table-cell table:formula="of:=ROUND([.B48]*[.$B$1];0)" office:value-type="float" office:value="-100">
            <text:p>-100</text:p>
          </table:table-cell>
          <table:table-cell/>
        </table:table-row>
      </table:table>
      <table:table table:name="Litera_K_prawa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współczynnik</text:p>
          </table:table-cell>
          <table:table-cell office:value-type="float" office:value="2.5">
            <text:p>2,5</text:p>
          </table:table-cell>
          <table:table-cell table:number-columns-repeated="2"/>
        </table:table-row>
        <table:table-row table:style-name="ro1">
          <table:table-cell table:formula="of:=MAX([.A5:.A101])" office:value-type="float" office:value="173">
            <text:p>173</text:p>
          </table:table-cell>
          <table:table-cell table:formula="of:=MAX([.B5:.B101])" office:value-type="float" office:value="-10">
            <text:p>-10</text:p>
          </table:table-cell>
          <table:table-cell office:value-type="string">
            <text:p>← max|wys →</text:p>
          </table:table-cell>
          <table:table-cell table:formula="of:=([.B2]-[.B3])*25.4/1000" office:value-type="float" office:value="1.0668">
            <text:p>1,0668</text:p>
          </table:table-cell>
        </table:table-row>
        <table:table-row table:style-name="ro1">
          <table:table-cell table:formula="of:=MIN([.A5:.A100])" office:value-type="float" office:value="117">
            <text:p>117</text:p>
          </table:table-cell>
          <table:table-cell table:formula="of:=MIN([.B5:.B100])" office:value-type="float" office:value="-52">
            <text:p>-52</text:p>
          </table:table-cell>
          <table:table-cell office:value-type="string">
            <text:p>← mi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'</text:p>
          </table:table-cell>
          <table:table-cell office:value-type="string">
            <text:p>Y'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10">
            <text:p>-10</text:p>
          </table:table-cell>
          <table:table-cell table:formula="of:=ROUND([.A5]*[.$B$1];0)" office:value-type="float" office:value="320">
            <text:p>320</text:p>
          </table:table-cell>
          <table:table-cell table:formula="of:=ROUND([.B5]*[.$B$1];0)" office:value-type="float" office:value="-25">
            <text:p>-2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0">
            <text:p>-10</text:p>
          </table:table-cell>
          <table:table-cell table:formula="of:=ROUND([.A6]*[.$B$1];0)" office:value-type="float" office:value="375">
            <text:p>375</text:p>
          </table:table-cell>
          <table:table-cell table:formula="of:=ROUND([.B6]*[.$B$1];0)" office:value-type="float" office:value="-25">
            <text:p>-2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">
            <text:p>-14</text:p>
          </table:table-cell>
          <table:table-cell table:formula="of:=ROUND([.A7]*[.$B$1];0)" office:value-type="float" office:value="375">
            <text:p>375</text:p>
          </table:table-cell>
          <table:table-cell table:formula="of:=ROUND([.B7]*[.$B$1];0)" office:value-type="float" office:value="-35">
            <text:p>-3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14">
            <text:p>-14</text:p>
          </table:table-cell>
          <table:table-cell table:formula="of:=ROUND([.A8]*[.$B$1];0)" office:value-type="float" office:value="363">
            <text:p>363</text:p>
          </table:table-cell>
          <table:table-cell table:formula="of:=ROUND([.B8]*[.$B$1];0)" office:value-type="float" office:value="-35">
            <text:p>-3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28">
            <text:p>-28</text:p>
          </table:table-cell>
          <table:table-cell table:formula="of:=ROUND([.A9]*[.$B$1];0)" office:value-type="float" office:value="353">
            <text:p>353</text:p>
          </table:table-cell>
          <table:table-cell table:formula="of:=ROUND([.B9]*[.$B$1];0)" office:value-type="float" office:value="-70">
            <text:p>-7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28">
            <text:p>-28</text:p>
          </table:table-cell>
          <table:table-cell table:formula="of:=ROUND([.A10]*[.$B$1];0)" office:value-type="float" office:value="363">
            <text:p>363</text:p>
          </table:table-cell>
          <table:table-cell table:formula="of:=ROUND([.B10]*[.$B$1];0)" office:value-type="float" office:value="-70">
            <text:p>-7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16">
            <text:p>-16</text:p>
          </table:table-cell>
          <table:table-cell table:formula="of:=ROUND([.A11]*[.$B$1];0)" office:value-type="float" office:value="398">
            <text:p>398</text:p>
          </table:table-cell>
          <table:table-cell table:formula="of:=ROUND([.B11]*[.$B$1];0)" office:value-type="float" office:value="-40">
            <text:p>-4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14">
            <text:p>-14</text:p>
          </table:table-cell>
          <table:table-cell table:formula="of:=ROUND([.A12]*[.$B$1];0)" office:value-type="float" office:value="398">
            <text:p>398</text:p>
          </table:table-cell>
          <table:table-cell table:formula="of:=ROUND([.B12]*[.$B$1];0)" office:value-type="float" office:value="-35">
            <text:p>-3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14">
            <text:p>-14</text:p>
          </table:table-cell>
          <table:table-cell table:formula="of:=ROUND([.A13]*[.$B$1];0)" office:value-type="float" office:value="385">
            <text:p>385</text:p>
          </table:table-cell>
          <table:table-cell table:formula="of:=ROUND([.B13]*[.$B$1];0)" office:value-type="float" office:value="-35">
            <text:p>-3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10">
            <text:p>-10</text:p>
          </table:table-cell>
          <table:table-cell table:formula="of:=ROUND([.A14]*[.$B$1];0)" office:value-type="float" office:value="385">
            <text:p>385</text:p>
          </table:table-cell>
          <table:table-cell table:formula="of:=ROUND([.B14]*[.$B$1];0)" office:value-type="float" office:value="-25">
            <text:p>-2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10">
            <text:p>-10</text:p>
          </table:table-cell>
          <table:table-cell table:formula="of:=ROUND([.A15]*[.$B$1];0)" office:value-type="float" office:value="433">
            <text:p>433</text:p>
          </table:table-cell>
          <table:table-cell table:formula="of:=ROUND([.B15]*[.$B$1];0)" office:value-type="float" office:value="-25">
            <text:p>-2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14">
            <text:p>-14</text:p>
          </table:table-cell>
          <table:table-cell table:formula="of:=ROUND([.A16]*[.$B$1];0)" office:value-type="float" office:value="433">
            <text:p>433</text:p>
          </table:table-cell>
          <table:table-cell table:formula="of:=ROUND([.B16]*[.$B$1];0)" office:value-type="float" office:value="-35">
            <text:p>-3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14">
            <text:p>-14</text:p>
          </table:table-cell>
          <table:table-cell table:formula="of:=ROUND([.A17]*[.$B$1];0)" office:value-type="float" office:value="423">
            <text:p>423</text:p>
          </table:table-cell>
          <table:table-cell table:formula="of:=ROUND([.B17]*[.$B$1];0)" office:value-type="float" office:value="-35">
            <text:p>-3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29">
            <text:p>-29</text:p>
          </table:table-cell>
          <table:table-cell table:formula="of:=ROUND([.A18]*[.$B$1];0)" office:value-type="float" office:value="373">
            <text:p>373</text:p>
          </table:table-cell>
          <table:table-cell table:formula="of:=ROUND([.B18]*[.$B$1];0)" office:value-type="float" office:value="-73">
            <text:p>-7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31">
            <text:p>-31</text:p>
          </table:table-cell>
          <table:table-cell table:formula="of:=ROUND([.A19]*[.$B$1];0)" office:value-type="float" office:value="375">
            <text:p>375</text:p>
          </table:table-cell>
          <table:table-cell table:formula="of:=ROUND([.B19]*[.$B$1];0)" office:value-type="float" office:value="-78">
            <text:p>-7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49">
            <text:p>-49</text:p>
          </table:table-cell>
          <table:table-cell table:formula="of:=ROUND([.A20]*[.$B$1];0)" office:value-type="float" office:value="405">
            <text:p>405</text:p>
          </table:table-cell>
          <table:table-cell table:formula="of:=ROUND([.B20]*[.$B$1];0)" office:value-type="float" office:value="-123">
            <text:p>-12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49">
            <text:p>-49</text:p>
          </table:table-cell>
          <table:table-cell table:formula="of:=ROUND([.A21]*[.$B$1];0)" office:value-type="float" office:value="415">
            <text:p>415</text:p>
          </table:table-cell>
          <table:table-cell table:formula="of:=ROUND([.B21]*[.$B$1];0)" office:value-type="float" office:value="-123">
            <text:p>-12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52">
            <text:p>-52</text:p>
          </table:table-cell>
          <table:table-cell table:formula="of:=ROUND([.A22]*[.$B$1];0)" office:value-type="float" office:value="415">
            <text:p>415</text:p>
          </table:table-cell>
          <table:table-cell table:formula="of:=ROUND([.B22]*[.$B$1];0)" office:value-type="float" office:value="-130">
            <text:p>-13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52">
            <text:p>-52</text:p>
          </table:table-cell>
          <table:table-cell table:formula="of:=ROUND([.A23]*[.$B$1];0)" office:value-type="float" office:value="375">
            <text:p>375</text:p>
          </table:table-cell>
          <table:table-cell table:formula="of:=ROUND([.B23]*[.$B$1];0)" office:value-type="float" office:value="-130">
            <text:p>-13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50">
            <text:p>-50</text:p>
          </table:table-cell>
          <table:table-cell table:formula="of:=ROUND([.A24]*[.$B$1];0)" office:value-type="float" office:value="375">
            <text:p>375</text:p>
          </table:table-cell>
          <table:table-cell table:formula="of:=ROUND([.B24]*[.$B$1];0)" office:value-type="float" office:value="-125">
            <text:p>-12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34">
            <text:p>-34</text:p>
          </table:table-cell>
          <table:table-cell table:formula="of:=ROUND([.A25]*[.$B$1];0)" office:value-type="float" office:value="355">
            <text:p>355</text:p>
          </table:table-cell>
          <table:table-cell table:formula="of:=ROUND([.B25]*[.$B$1];0)" office:value-type="float" office:value="-85">
            <text:p>-8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34">
            <text:p>-34</text:p>
          </table:table-cell>
          <table:table-cell table:formula="of:=ROUND([.A26]*[.$B$1];0)" office:value-type="float" office:value="348">
            <text:p>348</text:p>
          </table:table-cell>
          <table:table-cell table:formula="of:=ROUND([.B26]*[.$B$1];0)" office:value-type="float" office:value="-85">
            <text:p>-8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48">
            <text:p>-48</text:p>
          </table:table-cell>
          <table:table-cell table:formula="of:=ROUND([.A27]*[.$B$1];0)" office:value-type="float" office:value="335">
            <text:p>335</text:p>
          </table:table-cell>
          <table:table-cell table:formula="of:=ROUND([.B27]*[.$B$1];0)" office:value-type="float" office:value="-120">
            <text:p>-12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49">
            <text:p>-49</text:p>
          </table:table-cell>
          <table:table-cell table:formula="of:=ROUND([.A28]*[.$B$1];0)" office:value-type="float" office:value="335">
            <text:p>335</text:p>
          </table:table-cell>
          <table:table-cell table:formula="of:=ROUND([.B28]*[.$B$1];0)" office:value-type="float" office:value="-123">
            <text:p>-1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49">
            <text:p>-49</text:p>
          </table:table-cell>
          <table:table-cell table:formula="of:=ROUND([.A29]*[.$B$1];0)" office:value-type="float" office:value="350">
            <text:p>350</text:p>
          </table:table-cell>
          <table:table-cell table:formula="of:=ROUND([.B29]*[.$B$1];0)" office:value-type="float" office:value="-123">
            <text:p>-1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52">
            <text:p>-52</text:p>
          </table:table-cell>
          <table:table-cell table:formula="of:=ROUND([.A30]*[.$B$1];0)" office:value-type="float" office:value="350">
            <text:p>350</text:p>
          </table:table-cell>
          <table:table-cell table:formula="of:=ROUND([.B30]*[.$B$1];0)" office:value-type="float" office:value="-130">
            <text:p>-13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52">
            <text:p>-52</text:p>
          </table:table-cell>
          <table:table-cell table:formula="of:=ROUND([.A31]*[.$B$1];0)" office:value-type="float" office:value="293">
            <text:p>293</text:p>
          </table:table-cell>
          <table:table-cell table:formula="of:=ROUND([.B31]*[.$B$1];0)" office:value-type="float" office:value="-130">
            <text:p>-13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49">
            <text:p>-49</text:p>
          </table:table-cell>
          <table:table-cell table:formula="of:=ROUND([.A32]*[.$B$1];0)" office:value-type="float" office:value="293">
            <text:p>293</text:p>
          </table:table-cell>
          <table:table-cell table:formula="of:=ROUND([.B32]*[.$B$1];0)" office:value-type="float" office:value="-123">
            <text:p>-12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49">
            <text:p>-49</text:p>
          </table:table-cell>
          <table:table-cell table:formula="of:=ROUND([.A33]*[.$B$1];0)" office:value-type="float" office:value="303">
            <text:p>303</text:p>
          </table:table-cell>
          <table:table-cell table:formula="of:=ROUND([.B33]*[.$B$1];0)" office:value-type="float" office:value="-123">
            <text:p>-12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6">
            <text:p>-16</text:p>
          </table:table-cell>
          <table:table-cell table:formula="of:=ROUND([.A34]*[.$B$1];0)" office:value-type="float" office:value="330">
            <text:p>330</text:p>
          </table:table-cell>
          <table:table-cell table:formula="of:=ROUND([.B34]*[.$B$1];0)" office:value-type="float" office:value="-40">
            <text:p>-4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4">
            <text:p>-14</text:p>
          </table:table-cell>
          <table:table-cell table:formula="of:=ROUND([.A35]*[.$B$1];0)" office:value-type="float" office:value="330">
            <text:p>330</text:p>
          </table:table-cell>
          <table:table-cell table:formula="of:=ROUND([.B35]*[.$B$1];0)" office:value-type="float" office:value="-35">
            <text:p>-3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14">
            <text:p>-14</text:p>
          </table:table-cell>
          <table:table-cell table:formula="of:=ROUND([.A36]*[.$B$1];0)" office:value-type="float" office:value="320">
            <text:p>320</text:p>
          </table:table-cell>
          <table:table-cell table:formula="of:=ROUND([.B36]*[.$B$1];0)" office:value-type="float" office:value="-35">
            <text:p>-35</text:p>
          </table:table-cell>
        </table:table-row>
        <table:table-row table:style-name="ro1">
          <table:table-cell table:number-columns-repeated="2"/>
          <table:table-cell table:formula="of:=ROUND([.A37]*[.$B$1];0)" office:value-type="float" office:value="0">
            <text:p>0</text:p>
          </table:table-cell>
          <table:table-cell table:formula="of:=ROUND([.B37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8]*[.$B$1];0)" office:value-type="float" office:value="0">
            <text:p>0</text:p>
          </table:table-cell>
          <table:table-cell table:formula="of:=ROUND([.B38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9]*[.$B$1];0)" office:value-type="float" office:value="0">
            <text:p>0</text:p>
          </table:table-cell>
          <table:table-cell table:formula="of:=ROUND([.B39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0]*[.$B$1];0)" office:value-type="float" office:value="0">
            <text:p>0</text:p>
          </table:table-cell>
          <table:table-cell table:formula="of:=ROUND([.B40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1]*[.$B$1];0)" office:value-type="float" office:value="0">
            <text:p>0</text:p>
          </table:table-cell>
          <table:table-cell table:formula="of:=ROUND([.B41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2]*[.$B$1];0)" office:value-type="float" office:value="0">
            <text:p>0</text:p>
          </table:table-cell>
          <table:table-cell table:formula="of:=ROUND([.B42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3]*[.$B$1];0)" office:value-type="float" office:value="0">
            <text:p>0</text:p>
          </table:table-cell>
          <table:table-cell table:formula="of:=ROUND([.B43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4]*[.$B$1];0)" office:value-type="float" office:value="0">
            <text:p>0</text:p>
          </table:table-cell>
          <table:table-cell table:formula="of:=ROUND([.B44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5]*[.$B$1];0)" office:value-type="float" office:value="0">
            <text:p>0</text:p>
          </table:table-cell>
          <table:table-cell table:formula="of:=ROUND([.B45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6]*[.$B$1];0)" office:value-type="float" office:value="0">
            <text:p>0</text:p>
          </table:table-cell>
          <table:table-cell table:formula="of:=ROUND([.B46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7]*[.$B$1];0)" office:value-type="float" office:value="0">
            <text:p>0</text:p>
          </table:table-cell>
          <table:table-cell table:formula="of:=ROUND([.B47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8]*[.$B$1];0)" office:value-type="float" office:value="0">
            <text:p>0</text:p>
          </table:table-cell>
          <table:table-cell table:formula="of:=ROUND([.B48]*[.$B$1];0)" office:value-type="float" office:value="0">
            <text:p>0</text:p>
          </table:table-cell>
        </table:table-row>
      </table:table>
      <table:table table:name="Obwodka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współczynnik</text:p>
          </table:table-cell>
          <table:table-cell office:value-type="float" office:value="2.5">
            <text:p>2,5</text:p>
          </table:table-cell>
          <table:table-cell table:number-columns-repeated="2"/>
        </table:table-row>
        <table:table-row table:style-name="ro1">
          <table:table-cell table:formula="of:=MAX([.A5:.A101])" office:value-type="float" office:value="186">
            <text:p>186</text:p>
          </table:table-cell>
          <table:table-cell table:formula="of:=MAX([.B5:.B101])" office:value-type="float" office:value="0">
            <text:p>0</text:p>
          </table:table-cell>
          <table:table-cell office:value-type="string">
            <text:p>← max|wys →</text:p>
          </table:table-cell>
          <table:table-cell table:formula="of:=([.B2]-[.B3])*25.4/1000" office:value-type="float" office:value="1.651">
            <text:p>1,651</text:p>
          </table:table-cell>
        </table:table-row>
        <table:table-row table:style-name="ro1">
          <table:table-cell table:formula="of:=MIN([.A5:.A100])" office:value-type="float" office:value="2">
            <text:p>2</text:p>
          </table:table-cell>
          <table:table-cell table:formula="of:=MIN([.B5:.B100])" office:value-type="float" office:value="-65">
            <text:p>-65</text:p>
          </table:table-cell>
          <table:table-cell office:value-type="string">
            <text:p>← mi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*F</text:p>
          </table:table-cell>
          <table:table-cell office:value-type="string">
            <text:p>Y*F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65">
            <text:p>-65</text:p>
          </table:table-cell>
          <table:table-cell table:formula="of:=ROUND([.A5]*[.$B$1];0)" office:value-type="float" office:value="28">
            <text:p>28</text:p>
          </table:table-cell>
          <table:table-cell table:formula="of:=ROUND([.B5]*[.$B$1];0)" office:value-type="float" office:value="-163">
            <text:p>-16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65">
            <text:p>-65</text:p>
          </table:table-cell>
          <table:table-cell table:formula="of:=ROUND([.A6]*[.$B$1];0)" office:value-type="float" office:value="133">
            <text:p>133</text:p>
          </table:table-cell>
          <table:table-cell table:formula="of:=ROUND([.B6]*[.$B$1];0)" office:value-type="float" office:value="-163">
            <text:p>-1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6">
            <text:p>-56</text:p>
          </table:table-cell>
          <table:table-cell table:formula="of:=ROUND([.A7]*[.$B$1];0)" office:value-type="float" office:value="5">
            <text:p>5</text:p>
          </table:table-cell>
          <table:table-cell table:formula="of:=ROUND([.B7]*[.$B$1];0)" office:value-type="float" office:value="-140">
            <text:p>-14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-8">
            <text:p>-8</text:p>
          </table:table-cell>
          <table:table-cell table:formula="of:=ROUND([.A8]*[.$B$1];0)" office:value-type="float" office:value="5">
            <text:p>5</text:p>
          </table:table-cell>
          <table:table-cell table:formula="of:=ROUND([.B8]*[.$B$1];0)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ROUND([.A9]*[.$B$1];0)" office:value-type="float" office:value="25">
            <text:p>25</text:p>
          </table:table-cell>
          <table:table-cell table:formula="of:=ROUND([.B9]*[.$B$1];0)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table:formula="of:=ROUND([.A10]*[.$B$1];0)" office:value-type="float" office:value="445">
            <text:p>445</text:p>
          </table:table-cell>
          <table:table-cell table:formula="of:=ROUND([.B10]*[.$B$1];0)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8">
            <text:p>-8</text:p>
          </table:table-cell>
          <table:table-cell table:formula="of:=ROUND([.A11]*[.$B$1];0)" office:value-type="float" office:value="465">
            <text:p>465</text:p>
          </table:table-cell>
          <table:table-cell table:formula="of:=ROUND([.B11]*[.$B$1];0)" office:value-type="float" office:value="-20">
            <text:p>-2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56">
            <text:p>-56</text:p>
          </table:table-cell>
          <table:table-cell table:formula="of:=ROUND([.A12]*[.$B$1];0)" office:value-type="float" office:value="465">
            <text:p>465</text:p>
          </table:table-cell>
          <table:table-cell table:formula="of:=ROUND([.B12]*[.$B$1];0)" office:value-type="float" office:value="-140">
            <text:p>-14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-65">
            <text:p>-65</text:p>
          </table:table-cell>
          <table:table-cell table:formula="of:=ROUND([.A13]*[.$B$1];0)" office:value-type="float" office:value="443">
            <text:p>443</text:p>
          </table:table-cell>
          <table:table-cell table:formula="of:=ROUND([.B13]*[.$B$1];0)" office:value-type="float" office:value="-163">
            <text:p>-16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65">
            <text:p>-65</text:p>
          </table:table-cell>
          <table:table-cell table:formula="of:=ROUND([.A14]*[.$B$1];0)" office:value-type="float" office:value="285">
            <text:p>285</text:p>
          </table:table-cell>
          <table:table-cell table:formula="of:=ROUND([.B14]*[.$B$1];0)" office:value-type="float" office:value="-163">
            <text:p>-163</text:p>
          </table:table-cell>
        </table:table-row>
        <table:table-row table:style-name="ro1">
          <table:table-cell table:number-columns-repeated="2"/>
          <table:table-cell table:formula="of:=ROUND([.A15]*[.$B$1];0)" office:value-type="float" office:value="0">
            <text:p>0</text:p>
          </table:table-cell>
          <table:table-cell table:formula="of:=ROUND([.B15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16]*[.$B$1];0)" office:value-type="float" office:value="0">
            <text:p>0</text:p>
          </table:table-cell>
          <table:table-cell table:formula="of:=ROUND([.B16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17]*[.$B$1];0)" office:value-type="float" office:value="0">
            <text:p>0</text:p>
          </table:table-cell>
          <table:table-cell table:formula="of:=ROUND([.B17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18]*[.$B$1];0)" office:value-type="float" office:value="0">
            <text:p>0</text:p>
          </table:table-cell>
          <table:table-cell table:formula="of:=ROUND([.B18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19]*[.$B$1];0)" office:value-type="float" office:value="0">
            <text:p>0</text:p>
          </table:table-cell>
          <table:table-cell table:formula="of:=ROUND([.B19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0]*[.$B$1];0)" office:value-type="float" office:value="0">
            <text:p>0</text:p>
          </table:table-cell>
          <table:table-cell table:formula="of:=ROUND([.B20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1]*[.$B$1];0)" office:value-type="float" office:value="0">
            <text:p>0</text:p>
          </table:table-cell>
          <table:table-cell table:formula="of:=ROUND([.B21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2]*[.$B$1];0)" office:value-type="float" office:value="0">
            <text:p>0</text:p>
          </table:table-cell>
          <table:table-cell table:formula="of:=ROUND([.B22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3]*[.$B$1];0)" office:value-type="float" office:value="0">
            <text:p>0</text:p>
          </table:table-cell>
          <table:table-cell table:formula="of:=ROUND([.B23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4]*[.$B$1];0)" office:value-type="float" office:value="0">
            <text:p>0</text:p>
          </table:table-cell>
          <table:table-cell table:formula="of:=ROUND([.B24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5]*[.$B$1];0)" office:value-type="float" office:value="0">
            <text:p>0</text:p>
          </table:table-cell>
          <table:table-cell table:formula="of:=ROUND([.B25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6]*[.$B$1];0)" office:value-type="float" office:value="0">
            <text:p>0</text:p>
          </table:table-cell>
          <table:table-cell table:formula="of:=ROUND([.B26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7]*[.$B$1];0)" office:value-type="float" office:value="0">
            <text:p>0</text:p>
          </table:table-cell>
          <table:table-cell table:formula="of:=ROUND([.B27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8]*[.$B$1];0)" office:value-type="float" office:value="0">
            <text:p>0</text:p>
          </table:table-cell>
          <table:table-cell table:formula="of:=ROUND([.B28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29]*[.$B$1];0)" office:value-type="float" office:value="0">
            <text:p>0</text:p>
          </table:table-cell>
          <table:table-cell table:formula="of:=ROUND([.B29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0]*[.$B$1];0)" office:value-type="float" office:value="0">
            <text:p>0</text:p>
          </table:table-cell>
          <table:table-cell table:formula="of:=ROUND([.B30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1]*[.$B$1];0)" office:value-type="float" office:value="0">
            <text:p>0</text:p>
          </table:table-cell>
          <table:table-cell table:formula="of:=ROUND([.B31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2]*[.$B$1];0)" office:value-type="float" office:value="0">
            <text:p>0</text:p>
          </table:table-cell>
          <table:table-cell table:formula="of:=ROUND([.B32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3]*[.$B$1];0)" office:value-type="float" office:value="0">
            <text:p>0</text:p>
          </table:table-cell>
          <table:table-cell table:formula="of:=ROUND([.B33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4]*[.$B$1];0)" office:value-type="float" office:value="0">
            <text:p>0</text:p>
          </table:table-cell>
          <table:table-cell table:formula="of:=ROUND([.B34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5]*[.$B$1];0)" office:value-type="float" office:value="0">
            <text:p>0</text:p>
          </table:table-cell>
          <table:table-cell table:formula="of:=ROUND([.B35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6]*[.$B$1];0)" office:value-type="float" office:value="0">
            <text:p>0</text:p>
          </table:table-cell>
          <table:table-cell table:formula="of:=ROUND([.B36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7]*[.$B$1];0)" office:value-type="float" office:value="0">
            <text:p>0</text:p>
          </table:table-cell>
          <table:table-cell table:formula="of:=ROUND([.B37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8]*[.$B$1];0)" office:value-type="float" office:value="0">
            <text:p>0</text:p>
          </table:table-cell>
          <table:table-cell table:formula="of:=ROUND([.B38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39]*[.$B$1];0)" office:value-type="float" office:value="0">
            <text:p>0</text:p>
          </table:table-cell>
          <table:table-cell table:formula="of:=ROUND([.B39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0]*[.$B$1];0)" office:value-type="float" office:value="0">
            <text:p>0</text:p>
          </table:table-cell>
          <table:table-cell table:formula="of:=ROUND([.B40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1]*[.$B$1];0)" office:value-type="float" office:value="0">
            <text:p>0</text:p>
          </table:table-cell>
          <table:table-cell table:formula="of:=ROUND([.B41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2]*[.$B$1];0)" office:value-type="float" office:value="0">
            <text:p>0</text:p>
          </table:table-cell>
          <table:table-cell table:formula="of:=ROUND([.B42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3]*[.$B$1];0)" office:value-type="float" office:value="0">
            <text:p>0</text:p>
          </table:table-cell>
          <table:table-cell table:formula="of:=ROUND([.B43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4]*[.$B$1];0)" office:value-type="float" office:value="0">
            <text:p>0</text:p>
          </table:table-cell>
          <table:table-cell table:formula="of:=ROUND([.B44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5]*[.$B$1];0)" office:value-type="float" office:value="0">
            <text:p>0</text:p>
          </table:table-cell>
          <table:table-cell table:formula="of:=ROUND([.B45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6]*[.$B$1];0)" office:value-type="float" office:value="0">
            <text:p>0</text:p>
          </table:table-cell>
          <table:table-cell table:formula="of:=ROUND([.B46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7]*[.$B$1];0)" office:value-type="float" office:value="0">
            <text:p>0</text:p>
          </table:table-cell>
          <table:table-cell table:formula="of:=ROUND([.B47]*[.$B$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ROUND([.A48]*[.$B$1];0)" office:value-type="float" office:value="0">
            <text:p>0</text:p>
          </table:table-cell>
          <table:table-cell table:formula="of:=ROUND([.B48]*[.$B$1];0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29.12.2013</text:date>, <text:time>16:35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9T14:34:51.29</meta:creation-date>
    <meta:generator>OpenOffice/4.0.1$Win32 OpenOffice.org_project/401m5$Build-9714</meta:generator>
    <dc:date>2013-12-29T16:35:06.29</dc:date>
    <meta:editing-duration>PT2H1S</meta:editing-duration>
    <meta:editing-cycles>27</meta:editing-cycles>
    <meta:document-statistic meta:table-count="4" meta:cell-count="757" meta:object-count="0"/>
  </office:meta>
</office:document-meta>
</file>